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2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6362in"/>
    </style:style>
    <style:style style:name="co9" style:family="table-column">
      <style:table-column-properties fo:break-before="auto" style:column-width="0.6465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 template - 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 number (internal)</text:p>
          </table:table-cell>
          <table:table-cell office:value-type="string" calcext:value-type="string">
            <text:p>Part name</text:p>
          </table:table-cell>
          <table:table-cell table:style-name="Default" office:value-type="string" calcext:value-type="string">
            <text:p>Unit Price</text:p>
          </table:table-cell>
          <table:table-cell table:style-name="Default"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Location (on vehicle)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:</text:p>
          </table:table-cell>
        </table:table-row>
        <table:table-row table:style-name="ro1">
          <table:table-cell/>
          <table:table-cell office:value-type="string" calcext:value-type="string">
            <text:p>HDPE Sheet</text:p>
          </table:table-cell>
          <table:table-cell office:value-type="string" calcext:value-type="string">
            <text:p>69.72</text:p>
          </table:table-cell>
          <table:table-cell office:value-type="string" calcext:value-type="string">
            <text:p>139.44</text:p>
          </table:table-cell>
          <table:table-cell office:value-type="string" calcext:value-type="string">
            <text:p>McMa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ings</text:p>
          </table:table-cell>
          <table:table-cell office:value-type="string" calcext:value-type="string">
            <text:p>75cm/50c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master.com/products/hdpe-sheets/marine-grade-moisture-resistant-polyethylene-hdpe-sheets-and-bars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Screws/hex kit</text:p>
          </table:table-cell>
          <table:table-cell table:number-columns-repeated="2" office:value-type="string" calcext:value-type="string">
            <text:p>21.99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fix parts to other part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M3-Assortment-Screws-Internal-Assorted/dp/B0C7QRW2TF/ref=sr_1_2_sspa?dib=eyJ2IjoiMSJ9.6o9KCA2pWsiXeLmHze3DumevbE1R6reczQ83UUceGBDeVqjkGK7Gjle9rGFW1fZnkee9OPnw22LZ1dDAyfzOUVXnf1JC97PUPsdlJ85Ubl_4nT6tYvoGVnQDhPasIojRLFEerDnw3fEGpFsG-PHY_44p2TcXpvLIi1iqtKDoDqnAE_A7cMU8MatZOd-z6Fz46GNoOudux9UhEjesMyCbCCkr2DnNOSpdCBaSdvPa4ic.xM6QrYezRQk1Xphr0XPlPQWO7SoEtNYu3cEgUdsb8vU&amp;dib_tag=se&amp;hvadid=694085230790&amp;hvdev=c&amp;hvexpln=67&amp;hvlocphy=9033432&amp;hvnetw=g&amp;hvocijid=597321663121948318--&amp;hvqmt=e&amp;hvrand=597321663121948318&amp;hvtargid=kwd-394772271024&amp;hydadcr=292_1014986872&amp;keywords=m3%2Bscrews%2Bamazon&amp;mcid=748be77d5e2f3c88a577200eb09c97c0&amp;qid=1741296849&amp;sr=8-2-spons&amp;sp_csd=d2lkZ2V0TmFtZT1zcF9hdGY&amp;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 Screws/hex kit</text:p>
          </table:table-cell>
          <table:table-cell table:number-columns-repeated="2" office:value-type="string" calcext:value-type="string">
            <text:p>11.99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fix parts to other part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Pieces-Washers-Sutemribor-Assortment-Threaded/dp/B0CZRT2B8M/ref=sxin_16_pa_sp_search_thematic_sspa?content-id=amzn1.sym.95e4d6bd-d93f-4ee1-9766-ff64f54d2f71%3Aamzn1.sym.95e4d6bd-d93f-4ee1-9766-ff64f54d2f71&amp;cv_ct_cx=m5%2B10%2Bmm%2Bscrews&amp;hvadid=732240384446&amp;hvdev=c&amp;hvexpln=67&amp;hvlocphy=9033432&amp;hvnetw=g&amp;hvocijid=11226280276549612535--&amp;hvqmt=b&amp;hvrand=11226280276549612535&amp;hvtargid=kwd-2158954075140&amp;hydadcr=291_1014986854&amp;keywords=m5%2B10%2Bmm%2Bscrews&amp;mcid=43570d44f67a3159947f60165617eba3&amp;pd_rd_i=B0CZRT2B8M&amp;pd_rd_r=b257a441-1784-4d4c-bd55-ce14951b61bc&amp;pd_rd_w=qfZal&amp;pd_rd_wg=btj0T&amp;pf_rd_p=95e4d6bd-d93f-4ee1-9766-ff64f54d2f71&amp;pf_rd_r=2GM6B0EMX1EAQE1ES8JF&amp;qid=1741296990&amp;sbo=RZvfv%2F%2FHxDF%2BO5021pAnSA%3D%3D&amp;sr=1-1-6024b2a3-78e4-4fed-8fed-e1613be3bcce-spons&amp;sp_csd=d2lkZ2V0TmFtZT1zcF9zZWFyY2hfdGhlbWF0aWM&amp;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/8’’ threaded rod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Lowe’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on each wing </text:p>
          </table:table-cell>
          <table:table-cell office:value-type="string" calcext:value-type="string">
            <text:p>support rods </text:p>
          </table:table-cell>
          <table:table-cell office:value-type="string" calcext:value-type="string">
            <text:p>36’’ l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lowes.com/pd/Hillman-3-8-in-dia-x-3-ft-L-Coarse-Steel-Threaded-Rod/31292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/8’’ nuts</text:p>
          </table:table-cell>
          <table:table-cell table:number-columns-repeated="2" office:value-type="string" calcext:value-type="string">
            <text:p>8.42</text:p>
          </table:table-cell>
          <table:table-cell office:value-type="string" calcext:value-type="string">
            <text:p>Home Dep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ed onto the support rods </text:p>
          </table:table-cell>
          <table:table-cell office:value-type="string" calcext:value-type="string">
            <text:p>lock the support the rods</text:p>
          </table:table-cell>
          <table:table-cell/>
          <table:table-cell office:value-type="string" calcext:value-type="string">
            <text:p>1(25Pack)</text:p>
          </table:table-cell>
          <table:table-cell office:value-type="string" calcext:value-type="string">
            <text:p>https://www.homedepot.com/p/Everbilt-3-8-in-16-Galvanized-Hex-Nut-25-Pack-802244/2042740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VC tube </text:p>
          </table:table-cell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essure chamber </text:p>
          </table:table-cell>
          <table:table-cell office:value-type="string" calcext:value-type="string">
            <text:p>18’’ long, ID 152, OD 1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uminum 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e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support <text:s text:c="2"/></text:p>
          </table:table-cell>
          <table:table-cell office:value-type="string" calcext:value-type="string">
            <text:p>6061 T6 9’’x 9’’, ¼’’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bay.com/str/USA-Metal-Online</text:p>
          </table:table-cell>
          <table:table-cell office:value-type="string" calcext:value-type="string">
            <text:p>This was provided to us. This seller does not do standard sizes </text:p>
          </table:table-cell>
        </table:table-row>
        <table:table-row table:style-name="ro1">
          <table:table-cell/>
          <table:table-cell office:value-type="string" calcext:value-type="string">
            <text:p>1kg nylon filament</text:p>
          </table:table-cell>
          <table:table-cell table:number-columns-repeated="2" office:value-type="string" calcext:value-type="string">
            <text:p>$0.00</text:p>
          </table:table-cell>
          <table:table-cell office:value-type="string" calcext:value-type="string">
            <text:p>Elegoo, PolyMaker, Overture, Hatchbox, Bambu L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port parts </text:p>
          </table:table-cell>
          <table:table-cell office:value-type="string" calcext:value-type="string">
            <text:p>support </text:p>
          </table:table-cell>
          <table:table-cell office:value-type="string" calcext:value-type="string">
            <text:p>Color: bla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rge Cable Gland </text:p>
          </table:table-cell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Cable port</text:p>
          </table:table-cell>
          <table:table-cell office:value-type="string" calcext:value-type="string">
            <text:p>21mm</text:p>
          </table:table-cell>
          <table:table-cell office:value-type="string" calcext:value-type="string">
            <text:p>2(20 packs)</text:p>
          </table:table-cell>
          <table:table-cell office:value-type="string" calcext:value-type="string">
            <text:p>https://www.amazon.com/MAKERELE-Plastic-Waterproof-Adjustable-6-8mm-12mm/dp/B0CTCG3PQG?th=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hesive</text:p>
          </table:table-cell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d caps </text:p>
          </table:table-cell>
          <table:table-cell office:value-type="string" calcext:value-type="string">
            <text:p>Glue parts of the end caps together</text:p>
          </table:table-cell>
          <table:table-cell office:value-type="string" calcext:value-type="string">
            <text:p>waterproo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$0.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7:02:29.64029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3-06T17:46:52.738057800</dc:date>
    <meta:editing-duration>PT1H1M8S</meta:editing-duration>
    <meta:editing-cycles>10</meta:editing-cycles>
    <meta:generator>LibreOffice/25.2.1.2$Windows_X86_64 LibreOffice_project/d3abf4aee5fd705e4a92bba33a32f40bc4e56f49</meta:generator>
    <meta:document-statistic meta:table-count="1" meta:cell-count="622" meta:object-count="0"/>
  </office:meta>
</office:document-meta>
</file>